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4.392cm" style:rel-column-width="2490*"/>
    </style:style>
    <style:style style:name="Tabella1.B" style:family="table-column">
      <style:table-column-properties style:column-width="1.905cm" style:rel-column-width="1080*"/>
    </style:style>
    <style:style style:name="Tabella1.C" style:family="table-column">
      <style:table-column-properties style:column-width="10.702cm" style:rel-column-width="6067*"/>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808080" fo:font-size="10pt" style:font-size-asian="10pt" style:font-size-complex="10pt"/>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end" style:justify-single-word="false"/>
      <style:text-properties fo:font-size="10pt" style:font-size-asian="10pt" style:font-size-complex="10pt"/>
    </style:style>
    <style:style style:name="P4" style:family="paragraph" style:parent-style-name="Text_20_body">
      <style:paragraph-properties fo:text-align="end" style:justify-single-word="false"/>
      <style:text-properties fo:color="#000000" style:font-name="Times New Roman" fo:font-size="10pt" fo:language="es" fo:country="ES" fo:font-weight="bold" style:font-size-asian="10pt" style:font-size-complex="10pt"/>
    </style:style>
    <style:style style:name="P5" style:family="paragraph" style:parent-style-name="Text_20_body">
      <style:paragraph-properties fo:margin-top="0cm" fo:margin-bottom="0cm" loext:contextual-spacing="false" fo:text-align="end" style:justify-single-word="false"/>
      <style:text-properties fo:color="#000000" style:font-name="Times New Roman" fo:font-size="10pt" fo:font-weight="bold" style:font-size-asian="10pt" style:font-size-complex="10pt"/>
    </style:style>
    <style:style style:name="P6" style:family="paragraph" style:parent-style-name="Text_20_body">
      <style:paragraph-properties fo:margin-top="0cm" fo:margin-bottom="0cm" loext:contextual-spacing="false" fo:text-align="end" style:justify-single-word="false"/>
      <style:text-properties fo:color="#000000" style:font-name="Times New Roman" fo:font-size="10pt" style:font-size-asian="10pt" style:font-size-complex="10pt"/>
    </style:style>
    <style:style style:name="P7" style:family="paragraph" style:parent-style-name="Standard">
      <style:paragraph-properties fo:text-align="center" style:justify-single-word="false"/>
      <style:text-properties fo:color="#808080" fo:font-size="10pt" officeooo:rsid="00195ff9" officeooo:paragraph-rsid="00195ff9" style:font-size-asian="10pt" style:font-size-complex="10pt"/>
    </style:style>
    <style:style style:name="P8" style:family="paragraph" style:parent-style-name="Table_20_Contents">
      <style:paragraph-properties fo:text-align="start" style:justify-single-word="false"/>
      <style:text-properties fo:font-size="10pt" officeooo:rsid="001d51a2" officeooo:paragraph-rsid="001d51a2" style:font-size-asian="10pt" style:font-size-complex="10pt"/>
    </style:style>
    <style:style style:name="P9" style:family="paragraph" style:parent-style-name="Table_20_Contents">
      <style:paragraph-properties fo:text-align="start" style:justify-single-word="false"/>
      <style:text-properties fo:font-size="10pt" officeooo:rsid="001e1e6b" officeooo:paragraph-rsid="001e1e6b" style:font-size-asian="10pt" style:font-size-complex="10pt"/>
    </style:style>
    <style:style style:name="P10" style:family="paragraph" style:parent-style-name="Table_20_Contents">
      <style:paragraph-properties fo:text-align="start" style:justify-single-word="false"/>
      <style:text-properties fo:font-size="10pt" officeooo:rsid="001f6161" officeooo:paragraph-rsid="001f6161" style:font-size-asian="10pt" style:font-size-complex="10pt"/>
    </style:style>
    <style:style style:name="P11" style:family="paragraph" style:parent-style-name="Table_20_Contents">
      <style:paragraph-properties fo:text-align="center" style:justify-single-word="false"/>
      <style:text-properties fo:font-size="10pt" fo:font-weight="bold" officeooo:rsid="001b648b" officeooo:paragraph-rsid="001b648b" style:font-size-asian="10pt" style:font-weight-asian="bold" style:font-size-complex="10pt" style:font-weight-complex="bold"/>
    </style:style>
    <style:style style:name="P12" style:family="paragraph" style:parent-style-name="Table_20_Contents">
      <style:paragraph-properties fo:text-align="start" style:justify-single-word="false"/>
      <style:text-properties fo:font-size="10pt" fo:font-weight="bold" officeooo:rsid="001f6161" officeooo:paragraph-rsid="001f6161"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font-size="10pt" fo:font-weight="bold" officeooo:rsid="001d51a2" officeooo:paragraph-rsid="001f6161"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font-size="10pt" fo:font-weight="bold" officeooo:rsid="0021c8d6" officeooo:paragraph-rsid="0021c8d6"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officeooo:rsid="0021c8d6" officeooo:paragraph-rsid="0021c8d6"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normal" officeooo:rsid="001f6161" officeooo:paragraph-rsid="001f6161" style:font-size-asian="10pt" style:font-weight-asian="normal" style:font-size-complex="10pt" style:font-weight-complex="normal"/>
    </style:style>
    <style:style style:name="P17" style:family="paragraph" style:parent-style-name="Table_20_Contents">
      <style:paragraph-properties fo:text-align="start" style:justify-single-word="false"/>
      <style:text-properties fo:font-size="10pt" fo:font-weight="normal" officeooo:rsid="001f6161" officeooo:paragraph-rsid="0021c8d6" style:font-size-asian="10pt" style:font-weight-asian="normal" style:font-size-complex="10pt" style:font-weight-complex="normal"/>
    </style:style>
    <style:style style:name="P18" style:family="paragraph" style:parent-style-name="Table_20_Contents">
      <style:paragraph-properties fo:text-align="start" style:justify-single-word="false"/>
      <style:text-properties fo:font-size="10pt" fo:font-weight="normal" officeooo:rsid="001fd5cb" officeooo:paragraph-rsid="001fd5cb" style:font-size-asian="10pt" style:font-weight-asian="normal" style:font-size-complex="10pt" style:font-weight-complex="normal"/>
    </style:style>
    <style:style style:name="P19" style:family="paragraph" style:parent-style-name="Table_20_Contents">
      <style:paragraph-properties fo:text-align="start" style:justify-single-word="false"/>
      <style:text-properties fo:font-size="10pt" fo:font-weight="normal" officeooo:rsid="001fd5cb" officeooo:paragraph-rsid="0021c8d6" style:font-size-asian="10pt" style:font-weight-asian="normal" style:font-size-complex="10pt" style:font-weight-complex="normal"/>
    </style:style>
    <style:style style:name="P20" style:family="paragraph" style:parent-style-name="Table_20_Contents">
      <style:paragraph-properties fo:text-align="start" style:justify-single-word="false"/>
      <style:text-properties fo:font-size="10pt" fo:font-weight="normal" officeooo:rsid="0022e4f8" officeooo:paragraph-rsid="0022e4f8" style:font-size-asian="10pt" style:font-weight-asian="normal" style:font-size-complex="10pt" style:font-weight-complex="normal"/>
    </style:style>
    <style:style style:name="P21" style:family="paragraph" style:parent-style-name="Text_20_body">
      <style:paragraph-properties fo:text-align="center" style:justify-single-word="false"/>
      <style:text-properties fo:font-size="10pt" fo:font-weight="bold" officeooo:rsid="001b648b" officeooo:paragraph-rsid="001b648b" style:font-size-asian="10pt" style:font-weight-asian="bold" style:font-size-complex="10pt" style:font-weight-complex="bold"/>
    </style:style>
    <style:style style:name="P22" style:family="paragraph" style:parent-style-name="Text_20_body">
      <style:paragraph-properties fo:text-align="start" style:justify-single-word="false"/>
      <style:text-properties fo:font-size="10pt" fo:font-weight="normal" officeooo:rsid="001b648b" officeooo:paragraph-rsid="001b648b" style:font-size-asian="10pt" style:font-weight-asian="normal" style:font-size-complex="10pt" style:font-weight-complex="normal"/>
    </style:style>
    <style:style style:name="P23" style:family="paragraph" style:parent-style-name="Text_20_body">
      <style:paragraph-properties fo:text-align="center" style:justify-single-word="false"/>
      <style:text-properties fo:font-size="12pt" fo:font-weight="bold" officeooo:rsid="001b648b" officeooo:paragraph-rsid="001b648b" style:font-size-asian="12pt" style:font-weight-asian="bold" style:font-size-complex="12pt" style:font-weight-complex="bold"/>
    </style:style>
    <style:style style:name="P24" style:family="paragraph" style:parent-style-name="Text_20_body" style:master-page-name="">
      <style:paragraph-properties fo:margin-top="0cm" fo:margin-bottom="0cm" loext:contextual-spacing="false" fo:line-height="100%" fo:text-align="center" style:justify-single-word="false" style:page-number="auto"/>
      <style:text-properties fo:font-size="8pt" style:font-size-asian="8pt" style:font-size-complex="8pt"/>
    </style:style>
    <style:style style:name="P25" style:family="paragraph" style:parent-style-name="Text_20_body">
      <style:paragraph-properties fo:margin-top="0cm" fo:margin-bottom="0cm" loext:contextual-spacing="false" fo:line-height="100%" fo:text-align="start" style:justify-single-word="false"/>
      <style:text-properties fo:font-size="8pt" fo:font-weight="bold" style:font-size-asian="8pt" style:font-weight-asian="bold" style:font-size-complex="8pt" style:font-weight-complex="bold"/>
    </style:style>
    <style:style style:name="P26" style:family="paragraph" style:parent-style-name="Text_20_body">
      <style:paragraph-properties fo:margin-top="0cm" fo:margin-bottom="0cm" loext:contextual-spacing="false" fo:line-height="100%"/>
      <style:text-properties fo:font-size="8pt" style:font-size-asian="8pt" style:font-size-complex="8pt"/>
    </style:style>
    <style:style style:name="P27" style:family="paragraph" style:parent-style-name="Text_20_body">
      <style:paragraph-properties fo:margin-top="0cm" fo:margin-bottom="0cm" loext:contextual-spacing="false" fo:line-height="100%" fo:text-align="justify" style:justify-single-word="false"/>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0195ff9" style:font-weight-asian="bold" style:font-weight-complex="bold"/>
    </style:style>
    <style:style style:name="T3" style:family="text">
      <style:text-properties fo:font-weight="bold" officeooo:rsid="001b648b" style:font-weight-asian="bold" style:font-weight-complex="bold"/>
    </style:style>
    <style:style style:name="T4" style:family="text">
      <style:text-properties fo:font-size="10pt" style:font-size-asian="10pt" style:font-size-complex="10pt"/>
    </style:style>
    <style:style style:name="T5" style:family="text">
      <style:text-properties fo:font-size="10pt" officeooo:rsid="00195ff9" style:font-size-asian="10pt" style:font-size-complex="10pt"/>
    </style:style>
    <style:style style:name="T6" style:family="text">
      <style:text-properties fo:font-size="10pt" fo:language="es" fo:country="ES" fo:font-weight="bold" style:font-size-asian="10pt" style:font-size-complex="10pt"/>
    </style:style>
    <style:style style:name="T7" style:family="text">
      <style:text-properties fo:font-size="10pt" fo:language="es" fo:country="ES" style:font-size-asian="10pt" style:font-size-complex="10pt"/>
    </style:style>
    <style:style style:name="T8" style:family="text">
      <style:text-properties fo:font-size="10pt" fo:language="es" fo:country="ES" officeooo:rsid="00195ff9" style:font-size-asian="10pt" style:font-size-complex="10pt"/>
    </style:style>
    <style:style style:name="T9" style:family="text">
      <style:text-properties fo:font-size="10pt" fo:language="es" fo:country="ES" officeooo:rsid="0022e4f8"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bold" officeooo:rsid="00195ff9" style:font-size-asian="10pt" style:font-weight-asian="bold" style:font-size-complex="10pt" style:font-weight-complex="bold"/>
    </style:style>
    <style:style style:name="T12" style:family="text">
      <style:text-properties fo:font-size="10pt" fo:font-weight="bold" officeooo:rsid="001b648b" style:font-size-asian="10pt" style:font-weight-asian="bold" style:font-size-complex="10pt" style:font-weight-complex="bold"/>
    </style:style>
    <style:style style:name="T13" style:family="text">
      <style:text-properties fo:language="es" fo:country="ES"/>
    </style:style>
    <style:style style:name="T14" style:family="text">
      <style:text-properties fo:language="es" fo:country="ES" fo:font-weight="bold"/>
    </style:style>
    <style:style style:name="T15" style:family="text">
      <style:text-properties fo:language="es" fo:country="ES" officeooo:rsid="00195ff9"/>
    </style:style>
    <style:style style:name="T16" style:family="text">
      <style:text-properties style:font-name="Times New Roman" fo:font-size="10pt" style:font-size-asian="10pt" style:font-size-complex="10pt"/>
    </style:style>
    <style:style style:name="T17" style:family="text">
      <style:text-properties officeooo:rsid="00195ff9"/>
    </style:style>
    <style:style style:name="T18" style:family="text">
      <style:text-properties officeooo:rsid="001f6161"/>
    </style:style>
    <style:style style:name="T19" style:family="text">
      <style:text-properties officeooo:rsid="0022e4f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osario, <text:span text:style-name="T17">24</text:span> de <text:span text:style-name="T17">Setiembre</text:span> de 20<text:span text:style-name="T17">20</text:span></text:p>
      <text:p text:style-name="P23">NOTA DE PEDIDO</text:p>
      <text:p text:style-name="Text_20_body"><text:span text:style-name="T6">Dependencia<text:tab/><text:tab/></text:span><text:span text:style-name="T7">: </text:span><text:span text:style-name="T8">CEMAR </text:span></text:p>
      <text:p text:style-name="Text_20_body"><text:span text:style-name="T6">Referente<text:tab/><text:tab/></text:span><text:span text:style-name="T7">: </text:span><text:span text:style-name="T9">Ing. Marcelo Castello</text:span></text:p>
      <text:p text:style-name="P2"><text:span text:style-name="T1">Presupuesto oficial</text:span><text:tab/>: $ <text:span text:style-name="T17">5000.-</text:span></text:p>
      <text:p text:style-name="P22"/>
      <text:p text:style-name="P22">Se solicita proveer los siguientes elementos</text:p>
      <table:table table:name="Tabella1" table:style-name="Tabella1">
        <table:table-column table:style-name="Tabella1.A"/>
        <table:table-column table:style-name="Tabella1.B"/>
        <table:table-column table:style-name="Tabella1.C"/>
        <table:table-row>
          <table:table-cell table:style-name="Tabella1.A1" office:value-type="string">
            <text:p text:style-name="P11">Elemento</text:p>
          </table:table-cell>
          <table:table-cell table:style-name="Tabella1.A1" office:value-type="string">
            <text:p text:style-name="P11">Cantidad</text:p>
          </table:table-cell>
          <table:table-cell table:style-name="Tabella1.C1" office:value-type="string">
            <text:p text:style-name="P14">Descripción</text:p>
          </table:table-cell>
        </table:table-row>
        <table:table-row>
          <table:table-cell table:style-name="Tabella1.A2" office:value-type="string">
            <text:p text:style-name="P10">Modulo microcontrolador</text:p>
          </table:table-cell>
          <table:table-cell table:style-name="Tabella1.A2" office:value-type="string">
            <text:p text:style-name="P8">10</text:p>
          </table:table-cell>
          <table:table-cell table:style-name="Tabella1.C2" office:value-type="string">
            <text:p text:style-name="P10">ESP-12s</text:p>
          </table:table-cell>
        </table:table-row>
        <table:table-row>
          <table:table-cell table:style-name="Tabella1.A2" office:value-type="string">
            <text:p text:style-name="P8">Sensor de temperatura</text:p>
          </table:table-cell>
          <table:table-cell table:style-name="Tabella1.A2" office:value-type="string">
            <text:p text:style-name="P10">20</text:p>
          </table:table-cell>
          <table:table-cell table:style-name="Tabella1.C2" office:value-type="string">
            <text:p text:style-name="P10">TC1047A </text:p>
          </table:table-cell>
        </table:table-row>
        <table:table-row>
          <table:table-cell table:style-name="Tabella1.A2" office:value-type="string">
            <text:p text:style-name="P8">Resistencias SMD</text:p>
          </table:table-cell>
          <table:table-cell table:style-name="Tabella1.A2" office:value-type="string">
            <text:p text:style-name="P8"><text:span text:style-name="T18">8</text:span>0</text:p>
          </table:table-cell>
          <table:table-cell table:style-name="Tabella1.C2" office:value-type="string">
            <text:p text:style-name="P9">1K, 10K, 330, 4K7 <text:span text:style-name="T18">10c/u</text:span></text:p>
          </table:table-cell>
        </table:table-row>
        <table:table-row>
          <table:table-cell table:style-name="Tabella1.A2" office:value-type="string">
            <text:p text:style-name="P8">Capacitores SMD</text:p>
          </table:table-cell>
          <table:table-cell table:style-name="Tabella1.A2" office:value-type="string">
            <text:p text:style-name="P10">50</text:p>
          </table:table-cell>
          <table:table-cell table:style-name="Tabella1.C2" office:value-type="string">
            <text:p text:style-name="P10">100nF</text:p>
          </table:table-cell>
        </table:table-row>
        <table:table-row>
          <table:table-cell table:style-name="Tabella1.A2" office:value-type="string">
            <text:p text:style-name="P8">Reguladores de tensión</text:p>
          </table:table-cell>
          <table:table-cell table:style-name="Tabella1.A2" office:value-type="string">
            <text:p text:style-name="P8">20</text:p>
          </table:table-cell>
          <table:table-cell table:style-name="Tabella1.C2" office:value-type="string">
            <text:p text:style-name="P10">3.3V</text:p>
          </table:table-cell>
        </table:table-row>
      </table:table>
      <text:p text:style-name="P22"/>
      <text:p text:style-name="P22">Todos los elementos deberán cumplir con las especificaciones técnicas.</text:p>
      <text:p text:style-name="P21"><text:span text:style-name="T17">Especificaciones técnicas</text:span></text:p>
      <text:p text:style-name="P12">Modulo microcontrolador</text:p>
      <text:p text:style-name="P17">Voltaje de alimentación: 3.3 V. <text:line-break/>WIFI @ 2.4 Ghz 802.11 b/g/ n<text:line-break/>ADC integrado de 10 bit<text:line-break/>Potencia de salida: 802.11b mode + 19.5dBm<text:line-break/>Rango de temperatura de operación: -40 ~ 125 C</text:p>
      <text:p text:style-name="P13">Sensor de temperatura</text:p>
      <text:p text:style-name="P16">Tensión de alimentación: 2,5 a 5,5V</text:p>
      <text:p text:style-name="P16">Rango de temperatura: -40ºC a +125ºC</text:p>
      <text:p text:style-name="P16">Encapsulado: SOT23</text:p>
      <text:p text:style-name="P12">Resistencias SMD</text:p>
      <text:p text:style-name="P16">Tamaño: 0805</text:p>
      <text:p text:style-name="P16">Tolerancia:+-1%</text:p>
      <text:p text:style-name="P16">Disipación de potencia: 1/8W</text:p>
      <text:p text:style-name="P12">Capacitores SMD</text:p>
      <text:p text:style-name="P16">Tamaño: 0805</text:p>
      <text:p text:style-name="P18">Tipo: multicapa cerámico</text:p>
      <text:p text:style-name="P18">Tensión: 50V</text:p>
      <text:p text:style-name="P15">Regulador de tensión</text:p>
      <text:p text:style-name="P20">Tipo: LDO</text:p>
      <text:p text:style-name="P20">Tensión de regualción: +3,3V</text:p>
      <text:p text:style-name="P20">Corriente: 800mA</text:p>
      <text:p text:style-name="P20">Encapsulado:SOT-223</text:p>
      <text:p text:style-name="P19"/>
      <text:p text:style-name="P24"><text:span text:style-name="T2">Condici</text:span><text:span text:style-name="T3">o</text:span><text:span text:style-name="T2">nes generales </text:span><text:span text:style-name="T1">para la compra de </text:span><text:span text:style-name="T2">componentes electrónicos</text:span></text:p>
      <text:p text:style-name="P25">Representante local</text:p>
      <text:p text:style-name="P27">El proveedor deberá tener <text:span text:style-name="T17">cede </text:span>en la ciudad de Rosario y acreditar antecedentes en la venta y soporte técnico en ésta ciudad del equipamiento solicitado, durante un lapso no menor a 2 años (anexando las habilitaciones correspondientes y nómina de antecedentes).</text:p>
      <text:p text:style-name="P26"><text:span text:style-name="T1">Garantía</text:span></text:p>
      <text:p text:style-name="P27">Deberá ser otorgada por el proveedor y extenderse al menos por 12 meses para todos los componentes. En caso de fallar el equipamiento, la asistencia técnica deberá presentarse dentro de las 24 Hs de haber recibido el reclamo. </text:p>
      <text:p text:style-name="P27">El equipamiento deberá estar funcionando correctamente dentro de las 48 Hs siguientes a la fecha del reclamo. </text:p>
      <text:p text:style-name="P27">Luego del 6 (sexto) mes de la compra, las partes que necesiten ser reemplazadas por garantía contaran con 6 (seis) meses más de cobertura. </text:p>
      <text:p text:style-name="P27">El equipamiento podrá ser abierto por personal técnico de la MCR, a los efectos de su revisión técnica, sin perder la cobertura de garantía. </text:p>
      <text:p text:style-name="P27">El proveedor deberá retirar y posteriormente entregar parte / total del equipamiento en la MCR o en alguna de sus dependencias. </text:p>
      <text:p text:style-name="P27">En caso de reponerse algún elemento por garantía, éste deberá cumplir las especificaciones técnicas vigentes al momento de la compra original, o bien el vigente al momento de hacerse efectiva la garantía. En el supuesto de que el elemento a reemplazar no sea idéntico al suministrado originalmente, no se aceptarán costos adicionales por incompatibilidad de éste con respecto al resto del <text:span text:style-name="T17">equipamiento</text:span>. </text:p>
      <text:p text:style-name="P26"><text:span text:style-name="T1">Pedido de aclaraciones y consultas</text:span></text:p>
      <text:p text:style-name="P26">Toda aclaración técnica respecto del equipamiento solicitado deberá ser requerida al <text:span text:style-name="T17">Director de Bioingeniería</text:span> de la Secretaría de Salud Pública de la Municipalidad de Rosario, <text:span text:style-name="T17">Ing. Edgardo Mari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color="#808080" fo:font-size="10pt" officeooo:rsid="00195ff9" officeooo:paragraph-rsid="00195ff9" style:font-size-asian="10pt" style:font-size-complex="10pt"/>
    </style:style>
    <style:style style:name="MP2" style:family="paragraph" style:parent-style-name="Standard">
      <style:paragraph-properties fo:text-align="center" style:justify-single-word="false"/>
      <style:text-properties fo:color="#808080" fo:font-size="10pt" style:font-size-asian="10pt" style:font-size-complex="10pt"/>
    </style:style>
    <style:style style:name="MT1" style:family="text">
      <style:text-properties officeooo:rsid="0022e4f8"/>
    </style:style>
    <style:page-layout style:name="Mpm1">
      <style:page-layout-properties fo:page-width="20.999cm" fo:page-height="29.699cm" style:num-format="1" style:print-orientation="portrait" fo:margin-top="0.212cm" fo:margin-bottom="0.7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296cm" fo:margin-left="0cm" fo:margin-right="0cm" fo:margin-bottom="0.499cm"/>
      </style:header-style>
      <style:footer-style>
        <style:header-footer-properties svg:height="2.196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irección de Bioingeniería</text:p>
        <text:p text:style-name="MP1">Area de Telemetría y monitoreo</text:p>
      </style:header>
      <style:footer>
        <text:p text:style-name="MP2">Conmutador: 4802200 <text:span text:style-name="MT1">Int </text:span>1<text:span text:style-name="MT1">61</text:span></text:p>
        <text:p text:style-name="MP2">Directo: 4802735 – Fax: 4802208</text:p>
        <text:p text:style-name="MP2">San Luís 2020 – 2º Subsuelo – CEMAR</text:p>
        <text:p text:style-name="MP2">Página | <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meta:creation-date>2008-09-03T21:48:46</meta:creation-date>
    <dc:date>2020-09-24T14:31:04.887053871</dc:date>
    <meta:editing-cycles>69</meta:editing-cycles>
    <meta:editing-duration>PT3H22M38S</meta:editing-duration>
    <meta:document-statistic meta:table-count="1" meta:image-count="0" meta:object-count="0" meta:page-count="1" meta:paragraph-count="63" meta:word-count="446" meta:character-count="2874" meta:non-whitespace-character-count="2477"/>
    <meta:user-defined meta:name="Información 1"/>
    <meta:user-defined meta:name="Información 2"/>
    <meta:user-defined meta:name="Información 3"/>
    <meta:user-defined meta:name="Información 4"/>
  </office:meta>
</office:document-meta>
</file>